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utcomes for ACT2019 School</text:span></text:p>
      <text:p text:style-name="P1"/>
      <text:list xml:id="list4144820460" text:style-name="WWNum1">
        <text:list-item>
          <text:p text:style-name="P2"><text:span text:style-name="T2">Format: write a desired outcome ( place an ‘X’ in parenthesis to upvote an outcome )</text:span></text:p>
          <text:list>
            <text:list-item>
              <text:p text:style-name="P3"><text:span text:style-name="T2">Write a method the selection committee can advance this outcome <text:s/></text:span><text:s/></text:p>
            </text:list-item>
          </text:list>
        </text:list-item>
      </text:list>
      <text:p text:style-name="P4"/>
      <text:list xml:id="list160008228451752" text:continue-numbering="true" text:style-name="WWNum1">
        <text:list-item>
          <text:p text:style-name="P2">Grow the ACT research community ( )</text:p>
          <text:list>
            <text:list-item>
              <text:p text:style-name="P3">Consider relationship between student’s research and applied category theory</text:p>
            </text:list-item>
          </text:list>
        </text:list-item>
        <text:list-item>
          <text:p text:style-name="P2">Have strong research output (X)</text:p>
          <text:list>
            <text:list-item>
              <text:p text:style-name="P3">Select for strong students</text:p>
            </text:list-item>
            <text:list-item>
              <text:p text:style-name="P3">Select for students with relevant background(?)</text:p>
            </text:list-item>
            <text:list-item>
              <text:p text:style-name="P3">Select for students who are likely able to work to together in groups</text:p>
            </text:list-item>
          </text:list>
        </text:list-item>
        <text:list-item>
          <text:p text:style-name="P2">Everyone has a good time (X)</text:p>
          <text:list>
            <text:list-item>
              <text:p text:style-name="P3">Select for non-jerks</text:p>
            </text:list-item>
            <text:list-item>
              <text:p text:style-name="P3">Select for an inclusive grou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99" meta:character-count="549" meta:non-whitespace-character-count="470"/>
    <meta:generator>LibreOfficeDev/6.0.5.2$Linux_X86_64 LibreOffice_project/</meta:generator>
  </office:meta>
</office:document-meta>
</file>